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adornments="Standard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break-before="page"/>
    </style:style>
    <style:style style:name="P3" style:family="paragraph" style:parent-style-name="Text_20_body">
      <style:paragraph-properties fo:break-before="page"/>
    </style:style>
    <style:style style:name="T1" style:family="text">
      <style:text-properties officeooo:rsid="00038cf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HANDBUCH ZUR</text:p>
      <text:p text:style-name="Title">BOMBENENTSCHÄRFUNG</text:p>
      <text:p text:style-name="Standard"/>
      <text:p text:style-name="Subtitle">Version 1-de </text:p>
      <text:p text:style-name="Subtitle">Verifizierungscode: 558</text:p>
      <text:p text:style-name="Subtitle"/>
      <text:p text:style-name="Subtitle">Begleithandbuch zum <text:span text:style-name="T1">Spiel</text:span></text:p>
      <text:p text:style-name="P3">Willkommen in der gefährlichen und herausfordernden Welt der Bombenentschärfung.</text:p>
      <text:p text:style-name="Text_20_body">Studiere dieses Handbuch sorgfältig. Du bist der Experte! Auf diesen Seiten findest du alles, was du brauchst, um selbst die schwierigsten Bomben zu entschärfen. </text:p>
      <text:p text:style-name="Text_20_body">Und vergiss nicht — wenn du auch nur eine Kleinigkeit übersiehst, kann alles sofort vorbei sein.</text:p>
      <text:p text:style-name="P2">Fehleranzeige</text:p>
      <text:p text:style-name="Standard"/>
      <text:p text:style-name="Standard">Bomben Entschärfen</text:p>
      <text:p text:style-name="Standard">Eine Bombe explodiert, wenn der Timer 0:00 erreicht hat oder wenn zu viele</text:p>
      <text:p text:style-name="Standard">Fehler registriert wurden. Nur das Entschärfen aller Module vor Ablauf des</text:p>
      <text:p text:style-name="Standard">Countdowns wird auch die Bombe entschärfen.</text:p>
      <text:p text:style-name="Standard"/>
      <text:p text:style-name="Standard">Beispielbombe </text:p>
      <text:p text:style-name="Standard"/>
      <text:p text:style-name="Standard"><text:s/></text:p>
      <text:p text:style-name="Standard"/>
      <text:p text:style-name="Standard">Vorne Seite</text:p>
      <text:p text:style-name="Standard"/>
      <text:p text:style-name="Standard"><text:s/></text:p>
      <text:p text:style-name="Standard"/>
      <text:p text:style-name="Standard">Module</text:p>
      <text:p text:style-name="Standard">An jeder Bombe befinden sich bis zu elf Module, welche entschärft werden müssen.</text:p>
      <text:p text:style-name="Standard">Alle Module sind unabhängig voneinander und können in beliebiger Reihenfolge</text:p>
      <text:p text:style-name="Standard">entschärft werden.</text:p>
      <text:p text:style-name="Standard"/>
      <text:p text:style-name="Standard">Anleitungen zum Entschärfen von Modulen befinden sich in Abschnitt 1.</text:p>
      <text:p text:style-name="Standard">"Quengel-Module" sind ein Spezialfall und werden in Abschnitt 2 beschrieben.</text:p>
      <text:p text:style-name="Standard">Fehler</text:p>
      <text:p text:style-name="Standard">Wenn der Entschärfer einen Fehler macht, registriert die Bombe</text:p>
      <text:p text:style-name="Standard"><text:soft-page-break/>diesen, indem sie auf der Anzeige über dem Timer ein X anzeigt.</text:p>
      <text:p text:style-name="Standard">Bomben mit einer Fehleranzeige werden nach drei Fehlern</text:p>
      <text:p text:style-name="Standard">explodieren. Der Countdown zählt nach jedem Fehler etwas</text:p>
      <text:p text:style-name="Standard">schneller herunter.</text:p>
      <text:p text:style-name="Standard"/>
      <text:p text:style-name="Standard">Wenn keine Fehleranzeige über dem Timer ist, wird die Bombe beim</text:p>
      <text:p text:style-name="Standard">ersten Fehler sofort explodieren!</text:p>
      <text:p text:style-name="Standard"/>
      <text:p text:style-name="Standard">Informationen sammeln</text:p>
      <text:p text:style-name="Standard">Einige Module brauchen spezielle Information über die Bombe selbst, wie z.B.</text:p>
      <text:p text:style-name="Standard">die Seriennummer. Solche Dinge befinden sich üblicherweise oben, unten oder an</text:p>
      <text:p text:style-name="Standard">den Seiten des Bombengehäuses. Siehe Anhang A, B und C für</text:p>
      <text:p text:style-name="Standard">Identifikationshilfen, welche für solche Module hilfreich sein können.</text:p>
      <text:p text:style-name="Standard"/>
      <text:p text:style-name="Standard">Keep Talking and Nobody Explodes v. 1-de Bomben entschärfen</text:p>
      <text:p text:style-name="Standard"/>
      <text:p text:style-name="Standard">Seite 3 von 23</text:p>
      <text:p text:style-name="Standard"/>
      <text:p text:style-name="Standard"/>
      <text:p text:style-name="Standard">8/28/2020 KeepTalkingandNobodyExplodes-HandbuchZurBombenentschärfung-de-v1-de</text:p>
      <text:p text:style-name="Standard"/>
      <text:p text:style-name="Standard"><text:soft-page-break/>file:///C:/SteelCrate/KTaNE/git/Manual/build/de/print/source_html/index.html 4/23</text:p>
      <text:p text:style-name="Standard"/>
      <text:p text:style-name="Standard">Abschnitt 1: Module</text:p>
      <text:p text:style-name="Standard">Module erkennst du an der LED in der oberen rechten Ecke.</text:p>
      <text:p text:style-name="Standard">Wenn diese LED grün leuchtet, ist das Modul entschärft.</text:p>
      <text:p text:style-name="Standard"/>
      <text:p text:style-name="Standard">Alle Module müssen entschärft werden, um die Bombe</text:p>
      <text:p text:style-name="Standard">unschädlich zu machen.</text:p>
      <text:p text:style-name="Standard"/>
      <text:p text:style-name="Standard">Keep Talking and Nobody Explodes v. 1-de Abschnitt 1: Module</text:p>
      <text:p text:style-name="Standard"/>
      <text:p text:style-name="Standard">Seite 4 von 23</text:p>
      <text:p text:style-name="Standard"/>
      <text:p text:style-name="Standard"/>
      <text:p text:style-name="Standard">8/28/2020 KeepTalkingandNobodyExplodes-HandbuchZurBombenentschärfung-de-v1-de</text:p>
      <text:p text:style-name="Standard"/>
      <text:p text:style-name="Standard">file:///C:/SteelCrate/KTaNE/git/Manual/build/de/print/source_html/index.html 5/23</text:p>
      <text:p text:style-name="Standard"/>
      <text:p text:style-name="Standard">Zum Thema Drähte</text:p>
      <text:p text:style-name="Standard">Drähte sind das Lebenselixier der Elektronik! Warte, nein... Elektrizität ist das</text:p>
      <text:p text:style-name="Standard">Lebenselixier. Drähte sind mehr wie Arterien. Oder Venen? Ach egal...</text:p>
      <text:p text:style-name="Standard"/>
      <text:p text:style-name="Standard">Ein Drähte-Modul kann aus drei bis sechs Drähten</text:p>
      <text:p text:style-name="Standard">bestehen.</text:p>
      <text:p text:style-name="Standard">Nur der eine richtige Draht muss durchtrennt werden,</text:p>
      <text:p text:style-name="Standard"><text:soft-page-break/>um das Modul zu entschärfen.</text:p>
      <text:p text:style-name="Standard">Die Drahtpositionen werden von oben nach unten gezählt.</text:p>
      <text:p text:style-name="Standard"/>
      <text:p text:style-name="Standard">3 Drähte: <text:s/></text:p>
      <text:p text:style-name="Standard">Wenn es keine roten Drähte gibt, durchtrenne den zweiten Draht. <text:s/></text:p>
      <text:p text:style-name="Standard">Andernfalls, wenn der letzte Draht weiß ist, durchtrenne den letzten Draht. <text:s/></text:p>
      <text:p text:style-name="Standard">Andernfalls, wenn mehr als ein Draht blau ist, durchtrenne den letzten blauen</text:p>
      <text:p text:style-name="Standard">Draht. <text:s/></text:p>
      <text:p text:style-name="Standard">Andernfalls durchtrenne den letzten Draht.</text:p>
      <text:p text:style-name="Standard">4 Drähte: <text:s/></text:p>
      <text:p text:style-name="Standard">Wenn es mehr als einen roten Draht gibt und die letzte Ziffer der</text:p>
      <text:p text:style-name="Standard">Seriennummer ungerade ist, durchtrenne den letzten roten Draht. <text:s/></text:p>
      <text:p text:style-name="Standard">Andernfalls, wenn der letzte Draht gelb ist und es keine roten Drähte gibt,</text:p>
      <text:p text:style-name="Standard">durchtrenne den ersten Draht. <text:s/></text:p>
      <text:p text:style-name="Standard">Andernfalls, wenn genau ein Draht blau ist, durchtrenne den ersten Draht. <text:s/></text:p>
      <text:p text:style-name="Standard">Andernfalls, wenn mehr als ein Draht gelb ist, durchtrenne den letzten Draht. <text:s/></text:p>
      <text:p text:style-name="Standard">Andernfalls durchtrenne den zweiten Draht.</text:p>
      <text:p text:style-name="Standard">5 Drähte: <text:s/></text:p>
      <text:p text:style-name="Standard">Wenn der letzte Draht schwarz ist und die letzte Ziffer der Seriennummer</text:p>
      <text:p text:style-name="Standard">ungerade ist, durchtrenne den vierten Draht. <text:s/></text:p>
      <text:p text:style-name="Standard">Andernfalls, wenn es genau einen roten Draht und mehr als einen gelben Draht</text:p>
      <text:p text:style-name="Standard"><text:soft-page-break/>gibt, durchtrenne den ersten Draht. <text:s/></text:p>
      <text:p text:style-name="Standard">Andernfalls, wenn es keine schwarzen Drähte gibt, durchtrenne den zweiten</text:p>
      <text:p text:style-name="Standard">Draht. <text:s/></text:p>
      <text:p text:style-name="Standard">Andernfalls durchtrenne den ersten Draht.</text:p>
      <text:p text:style-name="Standard">6 Drähte: <text:s/></text:p>
      <text:p text:style-name="Standard">Wenn es keine gelben Drähte gibt und die letzte Ziffer der Seriennummer</text:p>
      <text:p text:style-name="Standard">ungerade ist, durchtrenne den dritten Draht. <text:s/></text:p>
      <text:p text:style-name="Standard">Andernfalls, wenn es genau einen gelben Draht und mehr als einen weißen</text:p>
      <text:p text:style-name="Standard">Draht gibt, durchtrenne den vierten Draht. <text:s/></text:p>
      <text:p text:style-name="Standard">Andernfalls, wenn es keine roten Drähte gibt, durchtrenne den letzten Draht. <text:s/></text:p>
      <text:p text:style-name="Standard">Andernfalls durchtrenne den vierten Draht.</text:p>
      <text:p text:style-name="Standard"/>
      <text:p text:style-name="Standard">Keep Talking and Nobody Explodes v. 1-de Drähte</text:p>
      <text:p text:style-name="Standard"/>
      <text:p text:style-name="Standard">Seite 5 von 23</text:p>
      <text:p text:style-name="Standard"/>
      <text:p text:style-name="Standard"/>
      <text:p text:style-name="Standard">8/28/2020 KeepTalkingandNobodyExplodes-HandbuchZurBombenentschärfung-de-v1-de</text:p>
      <text:p text:style-name="Standard"/>
      <text:p text:style-name="Standard">file:///C:/SteelCrate/KTaNE/git/Manual/build/de/print/source_html/index.html 6/23</text:p>
      <text:p text:style-name="Standard"/>
      <text:p text:style-name="Standard">Zum Thema großer Knopf</text:p>
      <text:p text:style-name="Standard">Man könnte denken, dass bei einem Knopf, auf dem "Drücken" steht, schnell klar</text:p>
      <text:p text:style-name="Standard">ist, was zu tun ist. Das ist genau die Art zu denken, bei der Leute explodieren.</text:p>
      <text:p text:style-name="Standard"><text:soft-page-break/>Siehe Anhang A für eine Übersicht an Indikatoren. </text:p>
      <text:p text:style-name="Standard">Siehe Anhang B für eine Übersicht an Batterietypen.</text:p>
      <text:p text:style-name="Standard"/>
      <text:p text:style-name="Standard">Folge diesen Regeln von oben nach unten. Führe die erste</text:p>
      <text:p text:style-name="Standard">zutreffende Regel aus.</text:p>
      <text:p text:style-name="Standard"/>
      <text:p text:style-name="Standard">1. Wenn der Knopf blau ist und mit "Abbrechen" beschriftet ist, halte den Knopf</text:p>
      <text:p text:style-name="Standard">gedrückt und lies bei "Einen gedrückten Knopf loslassen" weiter.</text:p>
      <text:p text:style-name="Standard">2. Wenn an der Bombe mehr als eine Batterie ist und der Knopf die Beschriftung</text:p>
      <text:p text:style-name="Standard">"Sprengen" hat, drücke den Knopf und lasse ihn gleich wieder los.</text:p>
      <text:p text:style-name="Standard">3. Wenn der Knopf weiß ist und die Bombe einen leuchtenden mit "CAR"</text:p>
      <text:p text:style-name="Standard">beschrifteten Indikator hat, halte den Knopf gedrückt und lies bei "Einen</text:p>
      <text:p text:style-name="Standard">gedrückten Knopf loslassen" weiter.</text:p>
      <text:p text:style-name="Standard">4. Wenn an der Bombe mehr als zwei Batterien sind und sie einen leuchtenden</text:p>
      <text:p text:style-name="Standard">mit "FRK" beschrifteten Indikator hat, drücke den Knopf und lasse ihn</text:p>
      <text:p text:style-name="Standard">gleich wieder los.</text:p>
      <text:p text:style-name="Standard">5. Wenn der Knopf gelb ist, halte den Knopf gedrückt und lies bei "Einen</text:p>
      <text:p text:style-name="Standard">gedrückten Knopf loslassen" weiter.</text:p>
      <text:p text:style-name="Standard">6. Wenn der Knopf rot und mit "Gedrückt Halten" beschriftet ist, drücke den</text:p>
      <text:p text:style-name="Standard">Knopf und lasse ihn gleich wieder los.</text:p>
      <text:p text:style-name="Standard"><text:soft-page-break/>7. Wenn keine der obigen Regeln zutrifft, halte den Knopf gedrückt und lies</text:p>
      <text:p text:style-name="Standard">bei "Einen gedrückten Knopf loslassen" weiter.</text:p>
      <text:p text:style-name="Standard"/>
      <text:p text:style-name="Standard">Einen gedrückten Knopf loslassen</text:p>
      <text:p text:style-name="Standard">Während du den Knopf gedrückt hältst, wird ein farbiger Streifen rechts vom</text:p>
      <text:p text:style-name="Standard">Knopf aufleuchten. Abhängig von der Farbe dieses Streifens, musst du den Knopf</text:p>
      <text:p text:style-name="Standard">zu einem bestimmten Zeitpunkt loslassen:</text:p>
      <text:p text:style-name="Standard"/>
      <text:p text:style-name="Standard">Blauer Streifen: <text:s/></text:p>
      <text:p text:style-name="Standard">Loslassen, wenn der Timer an beliebiger Position eine 4 anzeigt.</text:p>
      <text:p text:style-name="Standard">Weißer Streifen: <text:s/></text:p>
      <text:p text:style-name="Text_20_body">Loslassen, wenn der Timer an beliebiger Position eine 1 anzeigt.</text:p>
      <text:p text:style-name="Standard">Gelber Streifen: <text:s/></text:p>
      <text:p text:style-name="Standard">Loslassen, wenn der Timer an beliebiger Position eine 5 anzeigt.</text:p>
      <text:p text:style-name="Standard">Jede andere Farbe: <text:s/></text:p>
      <text:p text:style-name="Standard">Loslassen, wenn der Timer an beliebiger Position eine 1 anzeigt.</text:p>
      <text:p text:style-name="Standard"/>
      <text:p text:style-name="Standard">Keep Talking and Nobody Explodes v. 1-de Großer Knopf</text:p>
      <text:p text:style-name="Standard"/>
      <text:p text:style-name="Standard">Seite 6 von 23</text:p>
      <text:p text:style-name="Standard"/>
      <text:p text:style-name="Standard"/>
      <text:p text:style-name="Standard">8/28/2020 KeepTalkingandNobodyExplodes-HandbuchZurBombenentschärfung-de-v1-de</text:p>
      <text:p text:style-name="Standard"/>
      <text:p text:style-name="Standard"><text:soft-page-break/>file:///C:/SteelCrate/KTaNE/git/Manual/build/de/print/source_html/index.html 7/23</text:p>
      <text:p text:style-name="Standard"/>
      <text:p text:style-name="Standard">Zum Thema Tastenfeld</text:p>
      <text:p text:style-name="Standard">Ich bin mir nicht sicher, was das für Symbole sind, aber ich denke, sie haben</text:p>
      <text:p text:style-name="Standard">etwas mit Okkultismus zu tun.</text:p>
      <text:p text:style-name="Standard"/>
      <text:p text:style-name="Standard">Nur eine der untenstehenden Spalten enthält alle vier</text:p>
      <text:p text:style-name="Standard">Symbole auf dem Tastenfeld.</text:p>
      <text:p text:style-name="Standard">Drücke die vier Tasten in der Reihenfolge, in der sie</text:p>
      <text:p text:style-name="Standard">von oben nach unten gelesen in dieser Spalte stehen.</text:p>
      <text:p text:style-name="Standard"/>
      <text:p text:style-name="Standard"><text:s/></text:p>
      <text:p text:style-name="Standard"/>
      <text:p text:style-name="Standard"><text:s/></text:p>
      <text:p text:style-name="Standard"/>
      <text:p text:style-name="Standard">Keep Talking and Nobody Explodes v. 1-de Tastenfeld</text:p>
      <text:p text:style-name="Standard"/>
      <text:p text:style-name="Standard">Seite 7 von 23</text:p>
      <text:p text:style-name="Standard"/>
      <text:p text:style-name="Standard"/>
      <text:p text:style-name="Standard">8/28/2020 KeepTalkingandNobodyExplodes-HandbuchZurBombenentschärfung-de-v1-de</text:p>
      <text:p text:style-name="Standard"/>
      <text:p text:style-name="Standard">file:///C:/SteelCrate/KTaNE/git/Manual/build/de/print/source_html/index.html 8/23</text:p>
      <text:p text:style-name="Standard"/>
      <text:p text:style-name="Standard">Zum Thema Simon sagt</text:p>
      <text:p text:style-name="Standard">Du erinnerst dich vielleicht an ein Spiel aus deiner Kindheit, bei dem du</text:p>
      <text:p text:style-name="Standard"><text:soft-page-break/>leuchtende Knöpfe in der richtigen Reihenfolge drücken musstest. Nun, das hier</text:p>
      <text:p text:style-name="Standard">sieht eher nach einer billigen Fälschung aus.</text:p>
      <text:p text:style-name="Standard"/>
      <text:p text:style-name="Standard">1. Eine der vier farbigen Tasten blinkt.</text:p>
      <text:p text:style-name="Standard">2. Wähle unten die richtige Tabelle aus und bestimme damit</text:p>
      <text:p text:style-name="Standard">die zugehörige Farbe. Drücke dann die entsprechende</text:p>
      <text:p text:style-name="Standard">Farbtaste.</text:p>
      <text:p text:style-name="Standard">3. Die ursprüngliche Taste wird nun nochmal blinken, gefolgt von einer</text:p>
      <text:p text:style-name="Standard">weiteren. Nutze die Farbzuordnungs-Tabelle, um nun zwei zugeordnete</text:p>
      <text:p text:style-name="Standard">Farben zu bestimmen und drücke die entsprechenden Farbtasten</text:p>
      <text:p text:style-name="Standard">nacheinander.</text:p>
      <text:p text:style-name="Standard">4. Die Sequenz wird nach jeder erfolgreichen Eingabe um eine Stelle</text:p>
      <text:p text:style-name="Standard">erweitert, bis das Modul entschärft wurde.</text:p>
      <text:p text:style-name="Standard"/>
      <text:p text:style-name="Standard">Blau</text:p>
      <text:p text:style-name="Standard">Rot Gelb</text:p>
      <text:p text:style-name="Standard">Grün</text:p>
      <text:p text:style-name="Standard"/>
      <text:p text:style-name="Standard">Wenn die Seriennummer einen Vokal enthält:</text:p>
      <text:p text:style-name="Standard"/>
      <text:p text:style-name="Standard">Rot</text:p>
      <text:p text:style-name="Standard">blinkend</text:p>
      <text:p text:style-name="Standard"/>
      <text:p text:style-name="Standard">Blau</text:p>
      <text:p text:style-name="Standard">blinkend</text:p>
      <text:p text:style-name="Standard"/>
      <text:p text:style-name="Standard"><text:soft-page-break/>Grün</text:p>
      <text:p text:style-name="Standard">blinkend</text:p>
      <text:p text:style-name="Standard"/>
      <text:p text:style-name="Standard">Gelb</text:p>
      <text:p text:style-name="Standard">blinkend</text:p>
      <text:p text:style-name="Standard"/>
      <text:p text:style-name="Standard">Drücke</text:p>
      <text:p text:style-name="Standard">Taste:</text:p>
      <text:p text:style-name="Standard"/>
      <text:p text:style-name="Standard">Keine Fehler Blau Rot Gelb Grün</text:p>
      <text:p text:style-name="Standard">1 Fehler Gelb Grün Blau Rot</text:p>
      <text:p text:style-name="Standard">2 Fehler Grün Rot Gelb Blau</text:p>
      <text:p text:style-name="Standard"/>
      <text:p text:style-name="Standard">Wenn die Seriennummer keinen Vokal enthält:</text:p>
      <text:p text:style-name="Standard"/>
      <text:p text:style-name="Standard">Rot</text:p>
      <text:p text:style-name="Standard">blinkend</text:p>
      <text:p text:style-name="Standard"/>
      <text:p text:style-name="Standard">Blau</text:p>
      <text:p text:style-name="Standard">blinkend</text:p>
      <text:p text:style-name="Standard"/>
      <text:p text:style-name="Standard">Grün</text:p>
      <text:p text:style-name="Standard">blinkend</text:p>
      <text:p text:style-name="Standard"/>
      <text:p text:style-name="Standard">Gelb</text:p>
      <text:p text:style-name="Standard">blinkend</text:p>
      <text:p text:style-name="Standard"/>
      <text:p text:style-name="Standard">Drücke</text:p>
      <text:p text:style-name="Standard">Taste:</text:p>
      <text:p text:style-name="Standard"/>
      <text:p text:style-name="Standard">Keine Fehler Blau Gelb Grün Rot</text:p>
      <text:p text:style-name="Standard">1 Fehler Rot Blau Gelb Grün</text:p>
      <text:p text:style-name="Standard"><text:soft-page-break/>2 Fehler Gelb Grün Blau Rot</text:p>
      <text:p text:style-name="Standard"/>
      <text:p text:style-name="Standard">Keep Talking and Nobody Explodes v. 1-de Simon sagt</text:p>
      <text:p text:style-name="Standard"/>
      <text:p text:style-name="Standard">Seite 8 von 23</text:p>
      <text:p text:style-name="Standard"/>
      <text:p text:style-name="Standard"/>
      <text:p text:style-name="Standard">8/28/2020 KeepTalkingandNobodyExplodes-HandbuchZurBombenentschärfung-de-v1-de</text:p>
      <text:p text:style-name="Standard"/>
      <text:p text:style-name="Standard">file:///C:/SteelCrate/KTaNE/git/Manual/build/de/print/source_html/index.html 9/23</text:p>
      <text:p text:style-name="Standard"/>
      <text:p text:style-name="Standard">Zum Thema "Was" steht auf dem Knopf</text:p>
      <text:p text:style-name="Standard">Diese Vorrichtung ist wie eine Nummer aus einem Comedy-Auftritt, was witzig</text:p>
      <text:p text:style-name="Standard">sein könnte, wenn sie nicht an eine Bombe angeschlossen wäre. Ich halte es kurz,</text:p>
      <text:p text:style-name="Standard">denn Worte verkomplizieren es nur.</text:p>
      <text:p text:style-name="Standard"/>
      <text:p text:style-name="Standard">1. Lies die Anzeige ab und bestimme in Schritt 1, welche</text:p>
      <text:p text:style-name="Standard">Tastenbeschriftung abgelesen werden soll.</text:p>
      <text:p text:style-name="Standard">2. Verwende diese Tastenbeschriftung, um in Schritt 2 (auf</text:p>
      <text:p text:style-name="Standard">der nächsten Seite) zu bestimmen, welche Taste zu drücken ist.</text:p>
      <text:p text:style-name="Standard">3. Wiederholen, bis das Modul entschärft wurde.</text:p>
      <text:p text:style-name="Standard"/>
      <text:p text:style-name="Standard">Schritt 1:</text:p>
      <text:p text:style-name="Standard">Basierend auf der oberen Anzeige, lies die Beschriftung einer bestimmten Taste</text:p>
      <text:p text:style-name="Standard">und fahre dann mit Schritt 2 fort:</text:p>
      <text:p text:style-name="Standard"><text:soft-page-break/></text:p>
      <text:p text:style-name="Standard">JA MOMENT OBEN OKAY DA STEHT NICHTS</text:p>
      <text:p text:style-name="Standard"><text:s/></text:p>
      <text:p text:style-name="Standard"><text:s/></text:p>
      <text:p text:style-name="Standard"><text:s/></text:p>
      <text:p text:style-name="Standard"/>
      <text:p text:style-name="Standard"><text:s/></text:p>
      <text:p text:style-name="Standard"><text:s/></text:p>
      <text:p text:style-name="Standard"/>
      <text:p text:style-name="Standard"><text:s/></text:p>
      <text:p text:style-name="Standard"/>
      <text:p text:style-name="Standard">LEER NEIN KUH Q COUP</text:p>
      <text:p text:style-name="Standard"><text:s/></text:p>
      <text:p text:style-name="Standard"><text:s/></text:p>
      <text:p text:style-name="Standard"><text:s/></text:p>
      <text:p text:style-name="Standard"/>
      <text:p text:style-name="Standard">WARTE OH GOTT FERTIG BUMM SO EIN SO'N</text:p>
      <text:p text:style-name="Standard"><text:s/></text:p>
      <text:p text:style-name="Standard"><text:s/></text:p>
      <text:p text:style-name="Standard"><text:s/></text:p>
      <text:p text:style-name="Standard"/>
      <text:p text:style-name="Standard">SOHN ZEHN CN ZEHEN 10 ZÄH</text:p>
      <text:p text:style-name="Standard"><text:s/></text:p>
      <text:p text:style-name="Standard"><text:s/></text:p>
      <text:p text:style-name="Standard"><text:s/></text:p>
      <text:p text:style-name="Standard"/>
      <text:p text:style-name="Standard">ZEH CE C ZU SPÄT</text:p>
      <text:p text:style-name="Standard"><text:s/></text:p>
      <text:p text:style-name="Standard"><text:s/></text:p>
      <text:p text:style-name="Standard"><text:s/></text:p>
      <text:p text:style-name="Standard"/>
      <text:p text:style-name="Standard"><text:soft-page-break/>Keep Talking and Nobody Explodes v. 1-de "Was" steht auf dem Knopf</text:p>
      <text:p text:style-name="Standard"/>
      <text:p text:style-name="Standard">Seite 9 von 23</text:p>
      <text:p text:style-name="Standard"/>
      <text:p text:style-name="Standard"/>
      <text:p text:style-name="Standard">8/28/2020 KeepTalkingandNobodyExplodes-HandbuchZurBombenentschärfung-de-v1-de</text:p>
      <text:p text:style-name="Standard"/>
      <text:p text:style-name="Standard">file:///C:/SteelCrate/KTaNE/git/Manual/build/de/print/source_html/index.html 10/23</text:p>
      <text:p text:style-name="Standard"/>
      <text:p text:style-name="Standard">Schritt 2:</text:p>
      <text:p text:style-name="Standard">Verwende die Tastenbeschriftung aus Schritt 1 und drücke die erste Taste aus</text:p>
      <text:p text:style-name="Standard">der entsprechenden Liste, die es auch auf dem Modul gibt.</text:p>
      <text:p text:style-name="Standard"/>
      <text:p text:style-name="Standard">"DRÜCK": JA, Q, NEIN, O. K., OKAY, COUP, OK, LEER, DRÜCK, , NOCHMAL, WAS, NICHTS, KUH</text:p>
      <text:p text:style-name="Standard">"NOCHMAL": OKAY, Q, JA, O. K., , OK, NICHTS, WAS, KUH, DRÜCK, LEER, NEIN, COUP, NOCHMAL</text:p>
      <text:p text:style-name="Standard">" ": LEER, WAS, KUH, NOCHMAL, NEIN, DRÜCK, OK, JA, NICHTS, OKAY, COUP, Q, , O. K.</text:p>
      <text:p text:style-name="Standard">"LEER": KUH, OK, Q, O. K., LEER, COUP, DRÜCK, NICHTS, , NEIN, OKAY, WAS, JA, NOCHMAL</text:p>
      <text:p text:style-name="Standard">"NICHTS": WAS, OK, Q, O. K., JA, LEER, , COUP, OKAY, NEIN, KUH, NOCHMAL, NICHTS, DRÜCK</text:p>
      <text:p text:style-name="Standard">"JA": Q, OK, WAS, O. K., NOCHMAL, NEIN, COUP, DRÜCK, NICHTS, JA, OKAY, LEER, , KUH</text:p>
      <text:p text:style-name="Standard">"NEIN": WAS, NEIN, OKAY, NICHTS, DRÜCK, LEER, O. K., , Q, NOCHMAL, KUH, JA, COUP, OK</text:p>
      <text:p text:style-name="Standard"><text:soft-page-break/>"WAS": DRÜCK, NICHTS, OKAY, NEIN, Q, JA, OK, , COUP, LEER, WAS, O. K., KUH, NOCHMAL</text:p>
      <text:p text:style-name="Standard">"OKAY": OK, OKAY, NOCHMAL, , O. K., JA, LEER, NEIN, WAS, KUH, COUP, DRÜCK, Q, NICHTS</text:p>
      <text:p text:style-name="Standard">"OK": JA, NICHTS, DRÜCK, COUP, , KUH, NEIN, OK, O. K., OKAY, WAS, LEER, Q, NOCHMAL</text:p>
      <text:p text:style-name="Standard">"O. K.": LEER, DRÜCK, Q, NEIN, NICHTS, COUP, , KUH, OKAY, O. K., OK, NOCHMAL, WAS, JA</text:p>
      <text:p text:style-name="Standard">"Q": O. K., , NOCHMAL, JA, WAS, NICHTS, KUH, Q, OKAY, DRÜCK, LEER, COUP, NEIN, OK</text:p>
      <text:p text:style-name="Standard">"KUH": WAS, , LEER, Q, JA, OKAY, NOCHMAL, COUP, NEIN, KUH, NICHTS, DRÜCK, OK, O. K.</text:p>
      <text:p text:style-name="Standard">"COUP": OK, O. K., JA, DRÜCK, COUP, Q, NICHTS, WAS, LEER, OKAY, NOCHMAL, NEIN, , KUH</text:p>
      <text:p text:style-name="Standard">"SOHN": MOMENT, SO EIN, SO'N, OH GOTT, WAS?, ZEH, ZEHN, WARTE, C, SOHN, 10, DA STEHT, ZEHEN, CN</text:p>
      <text:p text:style-name="Standard">"SO EIN": SO'N, WAS?, DA STEHT, ZEH, C, ZEHEN, 10, WARTE, SOHN, CN, OH GOTT, MOMENT, ZEHN, SO EIN</text:p>
      <text:p text:style-name="Standard">"SO'N": 10, SO EIN, ZEH, SO'N, WAS?, ZEHN, MOMENT, CN, OH GOTT, SOHN, C, WARTE, DA STEHT, ZEHEN</text:p>
      <text:p text:style-name="Standard">"OH GOTT": SOHN, OH GOTT, ZEHN, WAS?, 10, SO EIN, CN, SO'N, C, ZEH, MOMENT, ZEHEN, DA STEHT, WARTE</text:p>
      <text:p text:style-name="Standard">"ZEHN": ZEHEN, CN, ZEHN, ZEH, C, MOMENT, SO'N, WARTE, OH GOTT, DA STEHT, WAS?, 10, SO EIN, SOHN</text:p>
      <text:p text:style-name="Standard">"CN": ZEH, MOMENT, WAS?, C, OH GOTT, ZEHN, 10, ZEHEN, CN, SOHN, DA STEHT, WARTE, SO EIN, SO'N</text:p>
      <text:p text:style-name="Standard"><text:soft-page-break/>"ZEH": ZEH, SO'N, SO EIN, SOHN, ZEHEN, WARTE, 10, WAS?, MOMENT, DA STEHT, OH GOTT, ZEHN, CN, C</text:p>
      <text:p text:style-name="Standard">"10": ZEHN, CN, SO EIN, OH GOTT, WAS?, 10, ZEHEN, SOHN, ZEH, DA STEHT, SO'N, MOMENT, WARTE, C</text:p>
      <text:p text:style-name="Standard">"C": SOHN, WARTE, OH GOTT, SO'N, CN, ZEHEN, 10, DA STEHT, SO EIN, ZEH, ZEHN, WAS?, C, MOMENT</text:p>
      <text:p text:style-name="Standard">"ZEHEN": MOMENT, ZEH, WAS?, C, SO'N, ZEHN, OH GOTT, WARTE, DA STEHT, SOHN, CN, SO EIN, 10, ZEHEN</text:p>
      <text:p text:style-name="Standard">"WAS?": C, ZEH, 10, SO'N, WARTE, MOMENT, WAS?, DA STEHT, ZEHEN, SO EIN, ZEHN, OH GOTT, CN, SOHN</text:p>
      <text:p text:style-name="Standard">"WARTE": SO EIN, CN, ZEHEN, 10, SOHN, ZEHN, MOMENT, C, OH GOTT, WAS?, WARTE, ZEH, SO'N, DA STEHT</text:p>
      <text:p text:style-name="Standard">"MOMENT": SO EIN, ZEHEN, DA STEHT, OH GOTT, SOHN, WARTE, ZEH, ZEHN, MOMENT, CN, C, WAS?, SO'N, 10</text:p>
      <text:p text:style-name="Standard">"DA STEHT": OH GOTT, WAS?, CN, ZEHN, WARTE, ZEHEN, 10, C, ZEH, SOHN, DA STEHT, MOMENT, SO EIN, SO'N</text:p>
      <text:p text:style-name="Standard"/>
      <text:p text:style-name="Standard">Keep Talking and Nobody Explodes v. 1-de "Was" steht auf dem Knopf</text:p>
      <text:p text:style-name="Standard"/>
      <text:p text:style-name="Standard">Seite 10 von 23</text:p>
      <text:p text:style-name="Standard"/>
      <text:p text:style-name="Standard"/>
      <text:p text:style-name="Standard">8/28/2020 KeepTalkingandNobodyExplodes-HandbuchZurBombenentschärfung-de-v1-de</text:p>
      <text:p text:style-name="Standard"/>
      <text:p text:style-name="Standard"><text:soft-page-break/>file:///C:/SteelCrate/KTaNE/git/Manual/build/de/print/source_html/index.html 11/23</text:p>
      <text:p text:style-name="Standard"/>
      <text:p text:style-name="Standard">Zum Thema Memory</text:p>
      <text:p text:style-name="Standard">Erinnerungen sind vergänglich - so wie auch alles andere, wenn eine Bombe</text:p>
      <text:p text:style-name="Standard">explodiert. Pass also auf!</text:p>
      <text:p text:style-name="Standard"/>
      <text:p text:style-name="Standard">Drücke die korrekte Taste, um zur nächsten Stufe zu</text:p>
      <text:p text:style-name="Standard">gelangen.</text:p>
      <text:p text:style-name="Standard">Das Drücken einer falschen Taste setzt das Modul zurück</text:p>
      <text:p text:style-name="Standard">zur Stufe 1.</text:p>
      <text:p text:style-name="Standard">Tastenpositionen gelten von links nach rechts.</text:p>
      <text:p text:style-name="Standard"/>
      <text:p text:style-name="Standard">Stufe 1:</text:p>
      <text:p text:style-name="Standard">Wenn der Bildschirm 1 anzeigt, drücke die Taste in der zweiten Position. </text:p>
      <text:p text:style-name="Standard">Wenn der Bildschirm 2 anzeigt, drücke die Taste in der zweiten Position. </text:p>
      <text:p text:style-name="Standard">Wenn der Bildschirm 3 anzeigt, drücke die Taste in der dritten Position. </text:p>
      <text:p text:style-name="Standard">Wenn der Bildschirm 4 anzeigt, drücke die Taste in der vierten Position. </text:p>
      <text:p text:style-name="Standard"/>
      <text:p text:style-name="Standard">Stufe 2:</text:p>
      <text:p text:style-name="Standard">Wenn der Bildschirm 1 anzeigt, drücke die Taste, die mit "4" beschriftet ist. </text:p>
      <text:p text:style-name="Standard">Wenn der Bildschirm 2 anzeigt, drücke die Taste in derselben Position wie in Stufe 1. </text:p>
      <text:p text:style-name="Standard">Wenn der Bildschirm 3 anzeigt, drücke die Taste in der ersten Position. </text:p>
      <text:p text:style-name="Standard"><text:soft-page-break/>Wenn der Bildschirm 4 anzeigt, drücke die Taste in derselben Position wie in Stufe 1. </text:p>
      <text:p text:style-name="Standard"/>
      <text:p text:style-name="Standard">Stufe 3:</text:p>
      <text:p text:style-name="Standard">Wenn der Bildschirm 1 anzeigt, drücke die Taste mit derselben Beschriftung wie in Stufe 2. </text:p>
      <text:p text:style-name="Standard">Wenn der Bildschirm 2 anzeigt, drücke die Taste mit derselben Beschriftung wie in Stufe 1. </text:p>
      <text:p text:style-name="Standard">Wenn der Bildschirm 3 anzeigt, drücke die Taste in der dritten Position. </text:p>
      <text:p text:style-name="Standard">Wenn der Bildschirm 4 anzeigt, drücke die Taste, die mit "4" beschriftet ist. </text:p>
      <text:p text:style-name="Standard"/>
      <text:p text:style-name="Standard">Stufe 4:</text:p>
      <text:p text:style-name="Standard">Wenn der Bildschirm 1 anzeigt, drücke die Taste in derselben Position wie in Stufe 1. </text:p>
      <text:p text:style-name="Standard">Wenn der Bildschirm 2 anzeigt, drücke die Taste in der ersten Position. </text:p>
      <text:p text:style-name="Standard">Wenn der Bildschirm 3 anzeigt, drücke die Taste in derselben Position wie in Stufe 2. </text:p>
      <text:p text:style-name="Standard">Wenn der Bildschirm 4 anzeigt, drücke die Taste in derselben Position wie in Stufe 2. </text:p>
      <text:p text:style-name="Standard"/>
      <text:p text:style-name="Standard">Stufe 5:</text:p>
      <text:p text:style-name="Standard">Wenn der Bildschirm 1 anzeigt, drücke die Taste mit derselben Beschriftung wie in Stufe 1. </text:p>
      <text:p text:style-name="Standard">Wenn der Bildschirm 2 anzeigt, drücke die Taste mit derselben Beschriftung wie in Stufe 2. </text:p>
      <text:p text:style-name="Standard">Wenn der Bildschirm 3 anzeigt, drücke die Taste mit derselben Beschriftung wie in Stufe 4. </text:p>
      <text:p text:style-name="Standard">Wenn der Bildschirm 4 anzeigt, drücke die Taste mit derselben Beschriftung wie in Stufe 3. </text:p>
      <text:p text:style-name="Standard"><text:soft-page-break/></text:p>
      <text:p text:style-name="Standard">Keep Talking and Nobody Explodes v. 1-de Memory</text:p>
      <text:p text:style-name="Standard"/>
      <text:p text:style-name="Standard">Seite 11 von 23</text:p>
      <text:p text:style-name="Standard"/>
      <text:p text:style-name="Standard"/>
      <text:p text:style-name="Standard">8/28/2020 KeepTalkingandNobodyExplodes-HandbuchZurBombenentschärfung-de-v1-de</text:p>
      <text:p text:style-name="Standard"/>
      <text:p text:style-name="Standard">file:///C:/SteelCrate/KTaNE/git/Manual/build/de/print/source_html/index.html 12/23</text:p>
      <text:p text:style-name="Standard"/>
      <text:p text:style-name="Standard">Morsealphabet</text:p>
      <text:p text:style-name="Standard">1. Eine kurzes Signal repräsentiert einen Punkt.</text:p>
      <text:p text:style-name="Standard">2. Ein langes Signal repräsentiert einen Strich.</text:p>
      <text:p text:style-name="Standard">3. Zwischen Buchstaben ist eine lange Pause.</text:p>
      <text:p text:style-name="Standard">4. Bevor das Wort wiederholt wird, gibt es eine sehr</text:p>
      <text:p text:style-name="Standard">lange Pause.</text:p>
      <text:p text:style-name="Standard">A</text:p>
      <text:p text:style-name="Standard">B</text:p>
      <text:p text:style-name="Standard">C</text:p>
      <text:p text:style-name="Standard">D</text:p>
      <text:p text:style-name="Standard">E</text:p>
      <text:p text:style-name="Standard">F</text:p>
      <text:p text:style-name="Standard">G</text:p>
      <text:p text:style-name="Standard">H</text:p>
      <text:p text:style-name="Standard">I</text:p>
      <text:p text:style-name="Standard">J</text:p>
      <text:p text:style-name="Standard">K</text:p>
      <text:p text:style-name="Standard">L</text:p>
      <text:p text:style-name="Standard">M</text:p>
      <text:p text:style-name="Standard">N</text:p>
      <text:p text:style-name="Standard"><text:soft-page-break/>O</text:p>
      <text:p text:style-name="Standard">P</text:p>
      <text:p text:style-name="Standard">Q</text:p>
      <text:p text:style-name="Standard">R</text:p>
      <text:p text:style-name="Standard">S</text:p>
      <text:p text:style-name="Standard">T</text:p>
      <text:p text:style-name="Standard"/>
      <text:p text:style-name="Standard">U</text:p>
      <text:p text:style-name="Standard">V</text:p>
      <text:p text:style-name="Standard">W</text:p>
      <text:p text:style-name="Standard">X</text:p>
      <text:p text:style-name="Standard">Y</text:p>
      <text:p text:style-name="Standard">Z</text:p>
      <text:p text:style-name="Standard">Ä</text:p>
      <text:p text:style-name="Standard">Ö</text:p>
      <text:p text:style-name="Standard">Ü</text:p>
      <text:p text:style-name="Standard">ß</text:p>
      <text:p text:style-name="Standard">Ch</text:p>
      <text:p text:style-name="Standard"/>
      <text:p text:style-name="Standard">Zum Thema Morsecode</text:p>
      <text:p text:style-name="Standard">Eine antiquierte Form nautischer Kommunikation? Was kommt als nächstes?</text:p>
      <text:p text:style-name="Standard">Wenigstens sind es echte Morsezeichen... Wenn du also aufpasst, kannst du</text:p>
      <text:p text:style-name="Standard">zumindest noch etwas lernen.</text:p>
      <text:p text:style-name="Standard"/>
      <text:p text:style-name="Standard">Interpretiere das Signal der blinkenden Lampe mithilfe</text:p>
      <text:p text:style-name="Standard">der Morsezeichen-Tabelle, um eines der Wörter aus der</text:p>
      <text:p text:style-name="Standard">Tabelle rechts zu erhalten.</text:p>
      <text:p text:style-name="Standard">Das Signal wiederholt sich in einer Schleife, mit einer langen Pause</text:p>
      <text:p text:style-name="Standard">zwischen den Wiederholungen.</text:p>
      <text:p text:style-name="Standard"><text:soft-page-break/>Sobald das Wort identiﬁziert ist, stelle die zu dem Wort gehörende</text:p>
      <text:p text:style-name="Standard">Frequenz ein und drücke den "Senden" Knopf.</text:p>
      <text:p text:style-name="Standard"/>
      <text:p text:style-name="Standard">Wenn Wort</text:p>
      <text:p text:style-name="Standard">... ist:</text:p>
      <text:p text:style-name="Standard"/>
      <text:p text:style-name="Standard">Sende</text:p>
      <text:p text:style-name="Standard">Frequenz:</text:p>
      <text:p text:style-name="Standard">halle 3.505 MHz</text:p>
      <text:p text:style-name="Standard">hallo 3.515 MHz</text:p>
      <text:p text:style-name="Standard">lokal 3.522 MHz</text:p>
      <text:p text:style-name="Standard">steak 3.532 MHz</text:p>
      <text:p text:style-name="Standard">stück 3.535 MHz</text:p>
      <text:p text:style-name="Standard">speck 3.542 MHz</text:p>
      <text:p text:style-name="Standard">bistro 3.545 MHz</text:p>
      <text:p text:style-name="Standard">robust 3.552 MHz</text:p>
      <text:p text:style-name="Standard">säbel 3.555 MHz</text:p>
      <text:p text:style-name="Standard">sülze 3.565 MHz</text:p>
      <text:p text:style-name="Standard">sektor 3.572 MHz</text:p>
      <text:p text:style-name="Standard">vektor 3.575 MHz</text:p>
      <text:p text:style-name="Standard">bravo 3.582 MHz</text:p>
      <text:p text:style-name="Standard">kobra 3.592 MHz</text:p>
      <text:p text:style-name="Standard">bombe 3.595 MHz</text:p>
      <text:p text:style-name="Standard">süden 3.600 MHz</text:p>
      <text:p text:style-name="Standard"/>
      <text:p text:style-name="Standard">Keep Talking and Nobody Explodes v. 1-de Morsezeichen</text:p>
      <text:p text:style-name="Standard"/>
      <text:p text:style-name="Standard">Seite 12 von 23</text:p>
      <text:p text:style-name="Standard"/>
      <text:p text:style-name="Standard"/>
      <text:p text:style-name="Standard"><text:soft-page-break/>8/28/2020 KeepTalkingandNobodyExplodes-HandbuchZurBombenentschärfung-de-v1-de</text:p>
      <text:p text:style-name="Standard"/>
      <text:p text:style-name="Standard">file:///C:/SteelCrate/KTaNE/git/Manual/build/de/print/source_html/index.html 13/23</text:p>
      <text:p text:style-name="Standard"/>
      <text:p text:style-name="Standard">Zum Thema komplizierte Drähte</text:p>
      <text:p text:style-name="Standard">Diese Drähte sind nicht wie die anderen: Einige haben Streifen. Das ändert alles!</text:p>
      <text:p text:style-name="Standard">Die gute Nachricht ist, dass wir eine präzise Anleitung dafür gefunden haben.</text:p>
      <text:p text:style-name="Standard">Vielleicht zu präzise...</text:p>
      <text:p text:style-name="Standard"/>
      <text:p text:style-name="Standard">Betrachte jeden Draht: Über dem Draht ist eine LED und</text:p>
      <text:p text:style-name="Standard">unter dem Draht ist Platz für ein "★" Symbol.</text:p>
      <text:p text:style-name="Standard">Nutze für jede Draht/LED/Symbol-Kombination das</text:p>
      <text:p text:style-name="Standard">folgende Venn-Diagramm, um zu entscheiden, ob der Draht durchtrennt</text:p>
      <text:p text:style-name="Standard">werden soll oder nicht.</text:p>
      <text:p text:style-name="Standard">Jeder Draht kann mit mehreren Farben gestreift sein.</text:p>
      <text:p text:style-name="Standard"/>
      <text:p text:style-name="Standard">Keep Talking and Nobody Explodes v. 1-de Komplizierte Drähte</text:p>
      <text:p text:style-name="Standard"/>
      <text:p text:style-name="Standard">Seite 13 von 23</text:p>
      <text:p text:style-name="Standard"/>
      <text:p text:style-name="Standard">S S</text:p>
      <text:p text:style-name="Standard"/>
      <text:p text:style-name="Standard">D N</text:p>
      <text:p text:style-name="Standard"/>
      <text:p text:style-name="Standard">D S P</text:p>
      <text:p text:style-name="Standard"/>
      <text:p text:style-name="Standard"><text:soft-page-break/>B</text:p>
      <text:p text:style-name="Standard"/>
      <text:p text:style-name="Standard">N B</text:p>
      <text:p text:style-name="Standard"/>
      <text:p text:style-name="Standard">P S</text:p>
      <text:p text:style-name="Standard"/>
      <text:p text:style-name="Standard">P B</text:p>
      <text:p text:style-name="Standard"/>
      <text:p text:style-name="Standard">N</text:p>
      <text:p text:style-name="Standard"/>
      <text:p text:style-name="Standard">D</text:p>
      <text:p text:style-name="Standard"/>
      <text:p text:style-name="Standard">Draht hat rote</text:p>
      <text:p text:style-name="Standard">Farbe</text:p>
      <text:p text:style-name="Standard"/>
      <text:p text:style-name="Standard">Draht hat blaue</text:p>
      <text:p text:style-name="Standard">Farbe</text:p>
      <text:p text:style-name="Standard"/>
      <text:p text:style-name="Standard">Hat das ★ Symbol</text:p>
      <text:p text:style-name="Standard"/>
      <text:p text:style-name="Standard">LED ist an</text:p>
      <text:p text:style-name="Standard"/>
      <text:p text:style-name="Standard">Buchstabe Anweisung</text:p>
      <text:p text:style-name="Standard">D Durchtrenne den Draht</text:p>
      <text:p text:style-name="Standard">N Durchtrenne den Draht nicht</text:p>
      <text:p text:style-name="Standard">S Durchtrennen, wenn letzte Ziffer</text:p>
      <text:p text:style-name="Standard">der Seriennummer gerade ist</text:p>
      <text:p text:style-name="Standard">P Durchtrennen, wenn die Bombe</text:p>
      <text:p text:style-name="Standard">einen Parallel-Port hat</text:p>
      <text:p text:style-name="Standard">B Durchtrennen, wenn an der Bombe 2</text:p>
      <text:p text:style-name="Standard">oder mehr Batterien sind.</text:p>
      <text:p text:style-name="Standard"/>
      <text:p text:style-name="Standard"><text:soft-page-break/>Siehe Anhang B für eine Übersicht an Batterietypen. </text:p>
      <text:p text:style-name="Standard">Siehe Anhang C für eine Übersicht an Anschlussbuchsen.</text:p>
      <text:p text:style-name="Standard"/>
      <text:p text:style-name="Standard"/>
      <text:p text:style-name="Standard">8/28/2020 KeepTalkingandNobodyExplodes-HandbuchZurBombenentschärfung-de-v1-de</text:p>
      <text:p text:style-name="Standard"/>
      <text:p text:style-name="Standard">file:///C:/SteelCrate/KTaNE/git/Manual/build/de/print/source_html/index.html 14/23</text:p>
      <text:p text:style-name="Standard"/>
      <text:p text:style-name="Standard">Zum Thema Drahtfolgen</text:p>
      <text:p text:style-name="Standard">Es ist schwer zu sagen, wie dieser Mechanismus funktioniert. Die</text:p>
      <text:p text:style-name="Standard">Ingenieursleistung ist wirklich beeindruckend, aber es müsste doch einen</text:p>
      <text:p text:style-name="Standard">einfacheren Weg geben, um neun Anschlüsse zu verdrahten.</text:p>
      <text:p text:style-name="Standard"/>
      <text:p text:style-name="Standard">Auf diesem Modul gibt es mehrere Tafeln mit Drähten,</text:p>
      <text:p text:style-name="Standard">aber es ist jeweils nur eine Tafel sichtbar. Mit der</text:p>
      <text:p text:style-name="Standard">Abwärts-Taste kann zur nächsten und mit der Aufwärts-</text:p>
      <text:p text:style-name="Standard">Taste zur vorherigen Tafel gewechselt werden.</text:p>
      <text:p text:style-name="Standard">Wechsle erst dann auf die nächste Tafel, wenn du sicher bist, dass alle</text:p>
      <text:p text:style-name="Standard">notwendigen Drähte auf der aktuellen Tafel durchtrennt sind.</text:p>
      <text:p text:style-name="Standard">Durchtrenne die Drähte gemäß der folgenden Tabelle. Das Auftreten von</text:p>
      <text:p text:style-name="Standard">Drähten einer Farbe wird über alle Tafeln innerhalb des Moduls addiert.</text:p>
      <text:p text:style-name="Standard"/>
      <text:p text:style-name="Standard"><text:soft-page-break/>Rote Drähte</text:p>
      <text:p text:style-name="Standard">Vorkommen Trennen, wenn</text:p>
      <text:p text:style-name="Standard">verbunden mit</text:p>
      <text:p text:style-name="Standard">Erster </text:p>
      <text:p text:style-name="Standard">roter Draht C</text:p>
      <text:p text:style-name="Standard">Zweiter </text:p>
      <text:p text:style-name="Standard">roter Draht B</text:p>
      <text:p text:style-name="Standard">Dritter </text:p>
      <text:p text:style-name="Standard">roter Draht A</text:p>
      <text:p text:style-name="Standard">Vierter </text:p>
      <text:p text:style-name="Standard">roter Draht A oder C</text:p>
      <text:p text:style-name="Standard">Fünfter </text:p>
      <text:p text:style-name="Standard">roter Draht B</text:p>
      <text:p text:style-name="Standard">Sechster </text:p>
      <text:p text:style-name="Standard">roter Draht A oder C</text:p>
      <text:p text:style-name="Standard">Siebter </text:p>
      <text:p text:style-name="Standard">roter Draht A, B oder C</text:p>
      <text:p text:style-name="Standard">Achter </text:p>
      <text:p text:style-name="Standard">roter Draht A oder B</text:p>
      <text:p text:style-name="Standard">Neunter </text:p>
      <text:p text:style-name="Standard">roter Draht B</text:p>
      <text:p text:style-name="Standard"/>
      <text:p text:style-name="Standard">Blaue Drähte</text:p>
      <text:p text:style-name="Standard">Vorkommen Trennen, wenn</text:p>
      <text:p text:style-name="Standard">verbunden mit</text:p>
      <text:p text:style-name="Standard">Erster </text:p>
      <text:p text:style-name="Standard">blauer Draht B</text:p>
      <text:p text:style-name="Standard">Zweiter </text:p>
      <text:p text:style-name="Standard">blauer Draht A oder C</text:p>
      <text:p text:style-name="Standard">Dritter </text:p>
      <text:p text:style-name="Standard">blauer Draht B</text:p>
      <text:p text:style-name="Standard">Vierter </text:p>
      <text:p text:style-name="Standard"><text:soft-page-break/>blauer Draht A</text:p>
      <text:p text:style-name="Standard">Fünfter </text:p>
      <text:p text:style-name="Standard">blauer Draht B</text:p>
      <text:p text:style-name="Standard">Sechster </text:p>
      <text:p text:style-name="Standard">blauer Draht B oder C</text:p>
      <text:p text:style-name="Standard">Siebter </text:p>
      <text:p text:style-name="Standard">blauer Draht C</text:p>
      <text:p text:style-name="Standard">Achter </text:p>
      <text:p text:style-name="Standard">blauer Draht A oder C</text:p>
      <text:p text:style-name="Standard">Neunter </text:p>
      <text:p text:style-name="Standard">blauer Draht A</text:p>
      <text:p text:style-name="Standard"/>
      <text:p text:style-name="Standard">Schwarze Drähte</text:p>
      <text:p text:style-name="Standard">Vorkommen Trennen, wenn</text:p>
      <text:p text:style-name="Standard">verbunden mit</text:p>
      <text:p text:style-name="Standard">Erster </text:p>
      <text:p text:style-name="Standard">schwarzer Draht A, B oder C</text:p>
      <text:p text:style-name="Standard">Zweiter </text:p>
      <text:p text:style-name="Standard">schwarzer Draht A oder C</text:p>
      <text:p text:style-name="Standard">Dritter </text:p>
      <text:p text:style-name="Standard">schwarzer Draht B</text:p>
      <text:p text:style-name="Standard">Vierter </text:p>
      <text:p text:style-name="Standard">schwarzer Draht A oder C</text:p>
      <text:p text:style-name="Standard">Fünfter </text:p>
      <text:p text:style-name="Standard">schwarzer Draht B</text:p>
      <text:p text:style-name="Standard">Sechster </text:p>
      <text:p text:style-name="Standard">schwarzer Draht B oder C</text:p>
      <text:p text:style-name="Standard">Siebter </text:p>
      <text:p text:style-name="Standard">schwarzer Draht A oder B</text:p>
      <text:p text:style-name="Standard">Achter </text:p>
      <text:p text:style-name="Standard">schwarzer Draht C</text:p>
      <text:p text:style-name="Standard">Neunter </text:p>
      <text:p text:style-name="Standard"><text:soft-page-break/>schwarzer Draht C</text:p>
      <text:p text:style-name="Standard"/>
      <text:p text:style-name="Standard">Keep Talking and Nobody Explodes v. 1-de Drahtfolgen</text:p>
      <text:p text:style-name="Standard"/>
      <text:p text:style-name="Standard">Seite 14 von 23</text:p>
      <text:p text:style-name="Standard"/>
      <text:p text:style-name="Standard"/>
      <text:p text:style-name="Standard">8/28/2020 KeepTalkingandNobodyExplodes-HandbuchZurBombenentschärfung-de-v1-de</text:p>
      <text:p text:style-name="Standard"/>
      <text:p text:style-name="Standard">file:///C:/SteelCrate/KTaNE/git/Manual/build/de/print/source_html/index.html 15/23</text:p>
      <text:p text:style-name="Standard"/>
      <text:p text:style-name="Standard">Zum Thema Labyrinth</text:p>
      <text:p text:style-name="Standard">Hat jemand dieses Labyrinth aus einem Brettspiel geklaut?</text:p>
      <text:p text:style-name="Standard"/>
      <text:p text:style-name="Standard">Finde das korrekte Labyrinth anhand der runden</text:p>
      <text:p text:style-name="Standard">Markierungen.</text:p>
      <text:p text:style-name="Standard">Der Entschärfer muss das weiße Licht mithilfe der</text:p>
      <text:p text:style-name="Standard">Pfeiltasten zum roten Dreieck navigieren.</text:p>
      <text:p text:style-name="Standard">Warnung: Überquere nicht die Linien. Diese Linien sind</text:p>
      <text:p text:style-name="Standard">auf der Bombe unsichtbar!</text:p>
      <text:p text:style-name="Standard"/>
      <text:p text:style-name="Standard">Keep Talking and Nobody Explodes v. 1-de Labyrinth</text:p>
      <text:p text:style-name="Standard"/>
      <text:p text:style-name="Standard">Seite 15 von 23</text:p>
      <text:p text:style-name="Standard"/>
      <text:p text:style-name="Standard"/>
      <text:p text:style-name="Standard">8/28/2020 KeepTalkingandNobodyExplodes-HandbuchZurBombenentschärfung-de-v1-de</text:p>
      <text:p text:style-name="Standard"/>
      <text:p text:style-name="Standard"><text:soft-page-break/>file:///C:/SteelCrate/KTaNE/git/Manual/build/de/print/source_html/index.html 16/23</text:p>
      <text:p text:style-name="Standard"/>
      <text:p text:style-name="Standard">Zum Thema Passwort</text:p>
      <text:p text:style-name="Standard">Zum Glück scheint das Passwort nicht den üblichen behördlichen Sicherheitsan-</text:p>
      <text:p text:style-name="Standard">forderungen zu entsprechen: 22 Zeichen, Groß- und Kleinbuchstaben, zufällige</text:p>
      <text:p text:style-name="Standard">Ziffernfolgen und keine Palindrome von mehr als 3 Zeichen.</text:p>
      <text:p text:style-name="Standard"/>
      <text:p text:style-name="Standard">Die Tasten über und unter jedem Buchstaben erlauben das</text:p>
      <text:p text:style-name="Standard">Blättern durch alle verfügbaren Buchstaben für die</text:p>
      <text:p text:style-name="Standard">jeweilige Position.</text:p>
      <text:p text:style-name="Standard">Aus den verfügbaren Buchstaben lässt sich nur ein einziges der unten</text:p>
      <text:p text:style-name="Standard">angegebenen Passwörter bilden.</text:p>
      <text:p text:style-name="Standard">Drücke die "Senden" Taste, nachdem das passende Wort gesetzt wurde.</text:p>
      <text:p text:style-name="Standard"/>
      <text:p text:style-name="Standard">angst atmen beten bombe danke</text:p>
      <text:p text:style-name="Standard"/>
      <text:p text:style-name="Standard">draht druck drück farbe fehlt</text:p>
      <text:p text:style-name="Standard"/>
      <text:p text:style-name="Standard">ferse kabel knall knapp knopf</text:p>
      <text:p text:style-name="Standard"/>
      <text:p text:style-name="Standard">leere legal lehre mathe matte</text:p>
      <text:p text:style-name="Standard"/>
      <text:p text:style-name="Standard">panik pieps rauch ruhig saite</text:p>
      <text:p text:style-name="Standard"/>
      <text:p text:style-name="Standard">sehne seite sende strom super</text:p>
      <text:p text:style-name="Standard"><text:soft-page-break/></text:p>
      <text:p text:style-name="Standard">timer übrig verse warte zange</text:p>
      <text:p text:style-name="Standard"/>
      <text:p text:style-name="Standard">Keep Talking and Nobody Explodes v. 1-de Passwort</text:p>
      <text:p text:style-name="Standard"/>
      <text:p text:style-name="Standard">Seite 16 von 23</text:p>
      <text:p text:style-name="Standard"/>
      <text:p text:style-name="Standard"/>
      <text:p text:style-name="Standard">8/28/2020 KeepTalkingandNobodyExplodes-HandbuchZurBombenentschärfung-de-v1-de</text:p>
      <text:p text:style-name="Standard"/>
      <text:p text:style-name="Standard">file:///C:/SteelCrate/KTaNE/git/Manual/build/de/print/source_html/index.html 17/23</text:p>
      <text:p text:style-name="Standard"/>
      <text:p text:style-name="Standard">Abschnitt 2: Quengel-Module</text:p>
      <text:p text:style-name="Standard">Quengel-Module können nicht dauerhaft entschärft werden,</text:p>
      <text:p text:style-name="Standard">sondern bleiben eine stetig wiederkehrende Gefahr.</text:p>
      <text:p text:style-name="Standard"/>
      <text:p text:style-name="Standard">Quengel-Module erkennt man an dem 2-stelligen Timer oben</text:p>
      <text:p text:style-name="Standard">auf dem Modul. Interaktionen mit der Bombe können diese</text:p>
      <text:p text:style-name="Standard">Module aktivieren. Einmal aktiviert müssen sie umgehend</text:p>
      <text:p text:style-name="Standard">entschärft werden, bevor ihr Timer abläuft, ansonsten wird</text:p>
      <text:p text:style-name="Standard">ein Fehler registriert.</text:p>
      <text:p text:style-name="Standard"/>
      <text:p text:style-name="Standard">Bleib wachsam: Quengel-Module können sich jederzeit wieder</text:p>
      <text:p text:style-name="Standard">aktivieren.</text:p>
      <text:p text:style-name="Standard"><text:soft-page-break/></text:p>
      <text:p text:style-name="Standard">Keep Talking and Nobody Explodes v. 1-de Abschnitt 2: Quengel-Module</text:p>
      <text:p text:style-name="Standard"/>
      <text:p text:style-name="Standard">Seite 17 von 23</text:p>
      <text:p text:style-name="Standard"/>
      <text:p text:style-name="Standard"/>
      <text:p text:style-name="Standard">8/28/2020 KeepTalkingandNobodyExplodes-HandbuchZurBombenentschärfung-de-v1-de</text:p>
      <text:p text:style-name="Standard"/>
      <text:p text:style-name="Standard">file:///C:/SteelCrate/KTaNE/git/Manual/build/de/print/source_html/index.html 18/23</text:p>
      <text:p text:style-name="Standard"/>
      <text:p text:style-name="Standard">Zum Thema Gas Ablassen</text:p>
      <text:p text:style-name="Standard">Computer Hacken ist harte Arbeit! Naja, normalerweise jedenfalls. Diese Aufgabe</text:p>
      <text:p text:style-name="Standard">könnte wahrscheinlich von einem Wackeldackel erledigt werden, der immer wieder</text:p>
      <text:p text:style-name="Standard">dieselbe Taste drückt.</text:p>
      <text:p text:style-name="Standard"/>
      <text:p text:style-name="Standard">Antworte den Fragen auf dem Bildschirm, indem du "J" für</text:p>
      <text:p text:style-name="Standard">"Ja" oder "N" für "Nein" drückst.</text:p>
      <text:p text:style-name="Standard"/>
      <text:p text:style-name="Standard">Keep Talking and Nobody Explodes v. 1-de Gas Ablassen</text:p>
      <text:p text:style-name="Standard"/>
      <text:p text:style-name="Standard">Seite 18 von 23</text:p>
      <text:p text:style-name="Standard"/>
      <text:p text:style-name="Standard"/>
      <text:p text:style-name="Standard">8/28/2020 KeepTalkingandNobodyExplodes-HandbuchZurBombenentschärfung-de-v1-de</text:p>
      <text:p text:style-name="Standard"/>
      <text:p text:style-name="Standard"><text:soft-page-break/>file:///C:/SteelCrate/KTaNE/git/Manual/build/de/print/source_html/index.html 19/23</text:p>
      <text:p text:style-name="Standard"/>
      <text:p text:style-name="Standard">Zum Thema Kondensator Entladen</text:p>
      <text:p text:style-name="Standard">Ich schätze, das ist nur dazu gedacht dich abzulenken, denn ansonsten wäre es</text:p>
      <text:p text:style-name="Standard">einfach nur ein ziemlich schäbiger Apparat.</text:p>
      <text:p text:style-name="Standard"/>
      <text:p text:style-name="Standard">Entlade den Kondensator, bevor er sich überlädt, indem</text:p>
      <text:p text:style-name="Standard">du am Hebel ziehst.</text:p>
      <text:p text:style-name="Standard"/>
      <text:p text:style-name="Standard">Keep Talking and Nobody Explodes v. 1-de Kondensator Entladen</text:p>
      <text:p text:style-name="Standard"/>
      <text:p text:style-name="Standard">Seite 19 von 23</text:p>
      <text:p text:style-name="Standard"/>
      <text:p text:style-name="Standard"/>
      <text:p text:style-name="Standard">8/28/2020 KeepTalkingandNobodyExplodes-HandbuchZurBombenentschärfung-de-v1-de</text:p>
      <text:p text:style-name="Standard"/>
      <text:p text:style-name="Standard">file:///C:/SteelCrate/KTaNE/git/Manual/build/de/print/source_html/index.html 20/23</text:p>
      <text:p text:style-name="Standard"/>
      <text:p text:style-name="Standard">Zum Thema Drehknopf</text:p>
      <text:p text:style-name="Standard">Unnötig kompliziert und lächerlich unnötig. Man stelle sich nur vor, was man mit</text:p>
      <text:p text:style-name="Standard">solchem Fachwissen erreichen könnte, wenn man es nicht für diabolische Rätsel</text:p>
      <text:p text:style-name="Standard">nutzen würde.</text:p>
      <text:p text:style-name="Standard"/>
      <text:p text:style-name="Standard">Der Drehknopf kann in vier verschiedene Richtungen</text:p>
      <text:p text:style-name="Standard">zeigen.</text:p>
      <text:p text:style-name="Standard"><text:soft-page-break/>Der Drehknopf muss in der richtigen Position sein, wenn</text:p>
      <text:p text:style-name="Standard">der Modultimer abläuft.</text:p>
      <text:p text:style-name="Standard">Die erforderliche Position kann anhand der zwölf LEDs ermittelt werden.</text:p>
      <text:p text:style-name="Standard">Die erforderliche Position des Drehknopfes ist relativ zur Beschriftung</text:p>
      <text:p text:style-name="Standard">"Oben" angegeben, welche eventuell rotiert ist.</text:p>
      <text:p text:style-name="Standard"/>
      <text:p text:style-name="Standard">LED-Konfigurationen</text:p>
      <text:p text:style-name="Standard"/>
      <text:p text:style-name="Standard">Nach oben drehen, wenn:</text:p>
      <text:p text:style-name="Standard">X X X</text:p>
      <text:p text:style-name="Standard">X X X X X</text:p>
      <text:p text:style-name="Standard"/>
      <text:p text:style-name="Standard">X X X</text:p>
      <text:p text:style-name="Standard">X X X X</text:p>
      <text:p text:style-name="Standard"/>
      <text:p text:style-name="Standard">Nach unten drehen, wenn:</text:p>
      <text:p text:style-name="Standard">X X X</text:p>
      <text:p text:style-name="Standard">X X X X X</text:p>
      <text:p text:style-name="Standard"/>
      <text:p text:style-name="Standard">X X X</text:p>
      <text:p text:style-name="Standard">X X</text:p>
      <text:p text:style-name="Standard"/>
      <text:p text:style-name="Standard">Nach links drehen, wenn:</text:p>
      <text:p text:style-name="Standard"/>
      <text:p text:style-name="Standard">X</text:p>
      <text:p text:style-name="Standard">X X X X</text:p>
      <text:p text:style-name="Standard"/>
      <text:p text:style-name="Standard">X</text:p>
      <text:p text:style-name="Standard">X X</text:p>
      <text:p text:style-name="Standard"/>
      <text:p text:style-name="Standard"><text:soft-page-break/>Nach rechts drehen, wenn:</text:p>
      <text:p text:style-name="Standard">X X X X X</text:p>
      <text:p text:style-name="Standard">X X X X</text:p>
      <text:p text:style-name="Standard"/>
      <text:p text:style-name="Standard">X X X</text:p>
      <text:p text:style-name="Standard">X X X X</text:p>
      <text:p text:style-name="Standard"/>
      <text:p text:style-name="Standard"><text:s/></text:p>
      <text:p text:style-name="Standard"/>
      <text:p text:style-name="Standard"><text:s/></text:p>
      <text:p text:style-name="Standard"/>
      <text:p text:style-name="Standard">X = Leuchtende LED</text:p>
      <text:p text:style-name="Standard"/>
      <text:p text:style-name="Standard">Keep Talking and Nobody Explodes v. 1-de Drehknopf</text:p>
      <text:p text:style-name="Standard"/>
      <text:p text:style-name="Standard">Seite 20 von 23</text:p>
      <text:p text:style-name="Standard"/>
      <text:p text:style-name="Standard"/>
      <text:p text:style-name="Standard">8/28/2020 KeepTalkingandNobodyExplodes-HandbuchZurBombenentschärfung-de-v1-de</text:p>
      <text:p text:style-name="Standard"/>
      <text:p text:style-name="Standard">file:///C:/SteelCrate/KTaNE/git/Manual/build/de/print/source_html/index.html 21/23</text:p>
      <text:p text:style-name="Standard"/>
      <text:p text:style-name="Standard">Anhang A: Übersicht über Indikatoren</text:p>
      <text:p text:style-name="Standard">Beschriftete Indikatorlämpchen können sich auf allen Seiten des</text:p>
      <text:p text:style-name="Standard">Bombengehäuses befinden.</text:p>
      <text:p text:style-name="Standard"/>
      <text:p text:style-name="Standard">Häufige Indikatoren</text:p>
      <text:p text:style-name="Standard">SND</text:p>
      <text:p text:style-name="Standard">CLR</text:p>
      <text:p text:style-name="Standard"><text:soft-page-break/>CAR</text:p>
      <text:p text:style-name="Standard">IND</text:p>
      <text:p text:style-name="Standard">FRQ</text:p>
      <text:p text:style-name="Standard">SIG</text:p>
      <text:p text:style-name="Standard">NSA</text:p>
      <text:p text:style-name="Standard">MSA</text:p>
      <text:p text:style-name="Standard">TRN</text:p>
      <text:p text:style-name="Standard">BOB</text:p>
      <text:p text:style-name="Standard">FRK</text:p>
      <text:p text:style-name="Standard"/>
      <text:p text:style-name="Standard">Keep Talking and Nobody Explodes v. 1-de Anhang A: Indikatoren</text:p>
      <text:p text:style-name="Standard"/>
      <text:p text:style-name="Standard">Seite 21 von 23</text:p>
      <text:p text:style-name="Standard"/>
      <text:p text:style-name="Standard"/>
      <text:p text:style-name="Standard">8/28/2020 KeepTalkingandNobodyExplodes-HandbuchZurBombenentschärfung-de-v1-de</text:p>
      <text:p text:style-name="Standard"/>
      <text:p text:style-name="Standard">file:///C:/SteelCrate/KTaNE/git/Manual/build/de/print/source_html/index.html 22/23</text:p>
      <text:p text:style-name="Standard"/>
      <text:p text:style-name="Standard">Anhang B: Übersicht über Batterietypen</text:p>
      <text:p text:style-name="Standard">Folgende Batterietypen können in Batteriefächern rund um das Bombengehäuse</text:p>
      <text:p text:style-name="Standard">gefunden werden.</text:p>
      <text:p text:style-name="Standard"/>
      <text:p text:style-name="Standard">Batterie Typ</text:p>
      <text:p text:style-name="Standard"/>
      <text:p text:style-name="Standard">AA</text:p>
      <text:p text:style-name="Standard"/>
      <text:p text:style-name="Standard">D</text:p>
      <text:p text:style-name="Standard"><text:soft-page-break/></text:p>
      <text:p text:style-name="Standard">Keep Talking and Nobody Explodes v. 1-de Anhang B: Batterietypen</text:p>
      <text:p text:style-name="Standard"/>
      <text:p text:style-name="Standard">Seite 22 von 23</text:p>
      <text:p text:style-name="Standard"/>
      <text:p text:style-name="Standard"/>
      <text:p text:style-name="Standard">8/28/2020 KeepTalkingandNobodyExplodes-HandbuchZurBombenentschärfung-de-v1-de</text:p>
      <text:p text:style-name="Standard"/>
      <text:p text:style-name="Standard">file:///C:/SteelCrate/KTaNE/git/Manual/build/de/print/source_html/index.html 23/23</text:p>
      <text:p text:style-name="Standard"/>
      <text:p text:style-name="Standard">Anhang C: Übersicht über Anschlussbuchsen</text:p>
      <text:p text:style-name="Standard">Digitale und analoge Anschlüsse befinden sich an den Seiten des</text:p>
      <text:p text:style-name="Standard">Bombengehäuses.</text:p>
      <text:p text:style-name="Standard"/>
      <text:p text:style-name="Standard">Anschluss Name</text:p>
      <text:p text:style-name="Standard"/>
      <text:p text:style-name="Standard">DVI-D</text:p>
      <text:p text:style-name="Standard"/>
      <text:p text:style-name="Standard">Parallel</text:p>
      <text:p text:style-name="Standard"/>
      <text:p text:style-name="Standard">PS/2</text:p>
      <text:p text:style-name="Standard"/>
      <text:p text:style-name="Standard">RJ-45</text:p>
      <text:p text:style-name="Standard"/>
      <text:p text:style-name="Standard">Seriell</text:p>
      <text:p text:style-name="Standard"/>
      <text:p text:style-name="Standard">Cinch </text:p>
      <text:p text:style-name="Standard">(Stereo RCA)</text:p>
      <text:p text:style-name="Standard"><text:soft-page-break/></text:p>
      <text:p text:style-name="Standard">Keep Talking and Nobody Explodes v. 1-de Anhang C: Anschlussbuchsen</text:p>
      <text:p text:style-name="Standard"/>
      <text:p text:style-name="Standard">Seite 23 von 23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 style:font-adornments="Standard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AT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AT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1" fo:font-family="'Liberation Sans'" style:font-style-name="Standard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Liberation Sans1" fo:font-family="'Liberation Sans'" style:font-style-name="Standard" style:font-family-generic="swiss" style:font-pitch="variable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5.399cm" style:type="center"/>
          <style:tab-stop style:position="10.8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5.399cm" style:type="center"/>
          <style:tab-stop style:position="10.8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>
      <style:text-properties officeooo:rsid="00038cf4"/>
    </style:style>
    <style:page-layout style:name="Mpm1">
      <style:page-layout-properties fo:page-width="14.801cm" fo:page-height="21.001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 fo:background-color="transparent" draw:fill="none"/>
      </style:footer-style>
    </style:page-layout>
  </office:automatic-styles>
  <office:master-styles>
    <style:master-page style:name="Standard" style:page-layout-name="Mpm1">
      <style:footer>
        <text:p text:style-name="MP1"><text:span text:style-name="MT1">Seite </text:span><text:span text:style-name="MT1"><text:page-number text:select-page="current">37</text:page-number></text:span><text:span text:style-name="MT1"><text:s/>von </text:span><text:span text:style-name="MT1"><text:page-count>37</text:page-count></text:span></text:p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1-05T13:44:13.393000000</meta:creation-date>
    <dc:date>2025-01-05T14:34:59.888000000</dc:date>
    <meta:editing-duration>PT40M34S</meta:editing-duration>
    <meta:editing-cycles>3</meta:editing-cycles>
    <meta:generator>LibreOffice/7.3.2.2$Windows_X86_64 LibreOffice_project/49f2b1bff42cfccbd8f788c8dc32c1c309559be0</meta:generator>
    <meta:document-statistic meta:table-count="0" meta:image-count="0" meta:object-count="0" meta:page-count="37" meta:paragraph-count="645" meta:word-count="3551" meta:character-count="23817" meta:non-whitespace-character-count="20767"/>
  </office:meta>
</office:document-meta>
</file>